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32pt" officeooo:rsid="000aa945" officeooo:paragraph-rsid="000e617a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24pt" style:text-underline-style="solid" style:text-underline-width="auto" style:text-underline-color="font-color" officeooo:rsid="001d71da" officeooo:paragraph-rsid="000e617a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0e617a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13b50e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bold" officeooo:rsid="001d71da" officeooo:paragraph-rsid="000e617a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bold" officeooo:rsid="002fef00" officeooo:paragraph-rsid="001fa86d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e617a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13b50e" style:font-size-asian="15.75pt" style:font-weight-asian="bold" style:font-size-complex="18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0fb8e5" style:font-size-asian="15.75pt" style:font-weight-asian="bold" style:font-size-complex="18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0e617a" style:font-size-asian="15.75pt" style:font-weight-asian="bold" style:font-size-complex="18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1597dd" style:font-size-asian="15.75pt" style:font-weight-asian="bold" style:font-size-complex="18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0e617a" style:font-size-asian="15.75pt" style:font-weight-asian="bold" style:font-size-complex="18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0e617a" style:font-size-asian="15.75pt" style:font-weight-asian="bold" style:font-size-complex="18pt" style:font-weight-complex="bold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0e617a" style:font-size-asian="15.75pt" style:font-weight-asian="bold" style:font-size-complex="18pt" style:font-weight-complex="bold"/>
    </style:style>
    <style:style style:name="P15" style:family="paragraph" style:parent-style-name="Standard" style:list-style-name="L7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0e617a" style:font-size-asian="15.75pt" style:font-weight-asian="bold" style:font-size-complex="18pt" style:font-weight-complex="bold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1aadb8" style:font-size-asian="15.75pt" style:font-weight-asian="bold" style:font-size-complex="18pt" style:font-weight-complex="bold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0e617a" style:font-size-asian="15.75pt" style:font-weight-asian="bold" style:font-size-complex="18pt" style:font-weight-complex="bold"/>
    </style:style>
    <style:style style:name="P18" style:family="paragraph" style:parent-style-name="Standard" style:list-style-name="L9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0e617a" style:font-size-asian="15.75pt" style:font-weight-asian="bold" style:font-size-complex="18pt" style:font-weight-complex="bold"/>
    </style:style>
    <style:style style:name="P19" style:family="paragraph" style:parent-style-name="Standard" style:list-style-name="L10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0e617a" style:font-size-asian="15.75pt" style:font-weight-asian="bold" style:font-size-complex="18pt" style:font-weight-complex="bold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Liberation Serif" fo:font-size="18pt" style:text-underline-style="none" fo:font-weight="bold" officeooo:rsid="001d71da" officeooo:paragraph-rsid="000e617a" style:font-size-asian="15.75pt" style:font-weight-asian="bold" style:font-size-complex="18pt" style:font-weight-complex="bold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Liberation Serif" fo:font-size="18pt" style:text-underline-style="none" fo:font-weight="bold" officeooo:rsid="001a1d05" officeooo:paragraph-rsid="001a1d05" style:font-size-asian="15.75pt" style:font-weight-asian="bold" style:font-size-complex="18pt" style:font-weight-complex="bold"/>
    </style:style>
    <style:style style:name="P22" style:family="paragraph" style:parent-style-name="Standard" style:list-style-name="L11">
      <style:paragraph-properties fo:text-align="start" style:justify-single-word="false"/>
      <style:text-properties style:font-name="Liberation Serif" fo:font-size="18pt" style:text-underline-style="none" fo:font-weight="bold" officeooo:rsid="002fef00" officeooo:paragraph-rsid="001fa86d" style:font-size-asian="15.75pt" style:font-weight-asian="bold" style:font-size-complex="18pt" style:font-weight-complex="bold"/>
    </style:style>
    <style:style style:name="P23" style:family="paragraph" style:parent-style-name="Standard" style:list-style-name="L12">
      <style:paragraph-properties fo:text-align="start" style:justify-single-word="false"/>
      <style:text-properties style:font-name="Liberation Serif" fo:font-size="18pt" style:text-underline-style="none" fo:font-weight="bold" officeooo:rsid="002fef00" officeooo:paragraph-rsid="001fa86d" style:font-size-asian="15.75pt" style:font-weight-asian="bold" style:font-size-complex="18pt" style:font-weight-complex="bold"/>
    </style:style>
    <style:style style:name="P24" style:family="paragraph" style:parent-style-name="Text_20_body" style:list-style-name="L9">
      <style:paragraph-properties fo:text-align="start" style:justify-single-word="false"/>
      <style:text-properties style:font-name="Liberation Serif" fo:font-size="18pt" style:text-underline-style="none" fo:font-weight="bold" officeooo:rsid="000c6767" officeooo:paragraph-rsid="000e617a" style:font-size-asian="15.75pt" style:font-weight-asian="bold" style:font-size-complex="18pt" style:font-weight-complex="bold"/>
    </style:style>
    <style:style style:name="T1" style:family="text">
      <style:text-properties officeooo:rsid="000e617a"/>
    </style:style>
    <style:style style:name="T2" style:family="text">
      <style:text-properties officeooo:rsid="001d71da"/>
    </style:style>
    <style:style style:name="T3" style:family="text">
      <style:text-properties officeooo:rsid="0013b50e"/>
    </style:style>
    <style:style style:name="T4" style:family="text">
      <style:text-properties officeooo:rsid="001597dd"/>
    </style:style>
    <style:style style:name="T5" style:family="text">
      <style:text-properties officeooo:rsid="001fa86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CKET</text:p>
      <text:p text:style-name="P2"><text:span text:style-name="T1">Question</text:span>s</text:p>
      <text:p text:style-name="P4"/>
      <text:p text:style-name="P4">SET <text:span text:style-name="T3">1</text:span>:</text:p>
      <text:list text:style-name="L1">
        <text:list-item>
          <text:p text:style-name="P8">Which player has the most stumpings in IPL history?</text:p>
        </text:list-item>
        <text:list-item>
          <text:p text:style-name="P8">Which country hosted the first-ever ICC T20 World Cup?</text:p>
        </text:list-item>
        <text:list-item>
          <text:p text:style-name="P8">Who has bowled the most overs in IPL history?</text:p>
        </text:list-item>
        <text:list-item>
          <text:p text:style-name="P8">What is the highest individual score by a batsman in a single Test innings?</text:p>
        </text:list-item>
        <text:list-item>
          <text:p text:style-name="P8">Who has scored the most runs in powerplay overs in IPL history?</text:p>
        </text:list-item>
        <text:list-item>
          <text:p text:style-name="P8">Who has the highest individual score in an IPL match?</text:p>
        </text:list-item>
        <text:list-item>
          <text:p text:style-name="P8">Which country won the first-ever ICC T20 World Cup in 2007?</text:p>
        </text:list-item>
      </text:list>
      <text:p text:style-name="P4"/>
      <text:p text:style-name="P4"/>
      <text:p text:style-name="P3"/>
      <text:p text:style-name="P3">SET <text:span text:style-name="T2">2</text:span>:</text:p>
      <text:list text:style-name="L2">
        <text:list-item>
          <text:p text:style-name="P9">Who is the highest run-scorer in IPL history?</text:p>
        </text:list-item>
        <text:list-item>
          <text:p text:style-name="P10">Who was the first cricketer to take 800 Test wickets?</text:p>
        </text:list-item>
        <text:list-item>
          <text:p text:style-name="P10">Which IPL team has won the most IPL matches by a margin of more than 10 wickets?</text:p>
        </text:list-item>
      </text:list>
      <text:p text:style-name="P7"/>
      <text:list text:continue-numbering="true" text:style-name="L2">
        <text:list-item>
          <text:p text:style-name="P11">Who is known as the "Sultan of Swing" in <text:span text:style-name="T4">international </text:span>cricket?</text:p>
        </text:list-item>
        <text:list-item>
          <text:p text:style-name="P11">Which player has hit the most sixes in IPL history?</text:p>
        </text:list-item>
        <text:list-item>
          <text:p text:style-name="P10">Who was the first player to take a hat-trick in IPL history?</text:p>
        </text:list-item>
        <text:list-item>
          <text:p text:style-name="P11"><text:s/>Who is the oldest player to score a century in IPL history?</text:p>
        </text:list-item>
      </text:list>
      <text:p text:style-name="P3"/>
      <text:p text:style-name="P3"/>
      <text:p text:style-name="P3">SET <text:span text:style-name="T2">3</text:span>:</text:p>
      <text:list text:style-name="L3">
        <text:list-item>
          <text:p text:style-name="P12"><text:soft-page-break/>What does LBW stand for in cricket?</text:p>
        </text:list-item>
        <text:list-item>
          <text:p text:style-name="P12">Who holds the record for the fastest fifty in T20I cricket?</text:p>
        </text:list-item>
        <text:list-item>
          <text:p text:style-name="P12">Who has the most runs in the last five overs of an innings in IPL history?</text:p>
        </text:list-item>
        <text:list-item>
          <text:p text:style-name="P12">Who is the highest wicket-taker in T20I cricket?</text:p>
        </text:list-item>
        <text:list-item>
          <text:p text:style-name="P12">Who was the first cricketer to score a double century in One Day International (ODI) cricket?</text:p>
        </text:list-item>
        <text:list-item>
          <text:p text:style-name="P12">Who was the first cricketer to score 10,000 runs in Test cricket?</text:p>
        </text:list-item>
        <text:list-item>
          <text:p text:style-name="P12">Which player has the best strike rate in IPL history?</text:p>
        </text:list-item>
      </text:list>
      <text:p text:style-name="P3"/>
      <text:p text:style-name="P3"/>
      <text:p text:style-name="P3"/>
      <text:p text:style-name="P3">SET <text:span text:style-name="T2">4:</text:span></text:p>
      <text:list text:style-name="L4">
        <text:list-item>
          <text:p text:style-name="P13">Who is known as the "Universe Boss" in IPL?</text:p>
        </text:list-item>
        <text:list-item>
          <text:p text:style-name="P13">Which cricket stadium is known as the "Home of Cricket"?</text:p>
        </text:list-item>
        <text:list-item>
          <text:p text:style-name="P13">Who holds the record for the most sixes in Test cricket?</text:p>
        </text:list-item>
        <text:list-item>
          <text:p text:style-name="P13">Which IPL team's home ground is Rajiv Gandhi International Cricket Stadium?</text:p>
        </text:list-item>
        <text:list-item>
          <text:p text:style-name="P13">Who holds the record for the fastest century in ODI cricket?</text:p>
        </text:list-item>
        <text:list-item>
          <text:p text:style-name="P13">What is the length of a cricket pitch in meters?</text:p>
        </text:list-item>
        <text:list-item>
          <text:p text:style-name="P13">Who is the fastest bowler to reach 300 Test wickets?</text:p>
        </text:list-item>
      </text:list>
      <text:p text:style-name="P3"/>
      <text:p text:style-name="P3"/>
      <text:p text:style-name="P3">SET <text:span text:style-name="T2">5</text:span>:</text:p>
      <text:list text:style-name="L5">
        <text:list-item>
          <text:p text:style-name="P20">What is the highest individual score by a batsman in T20I cricket?</text:p>
        </text:list-item>
        <text:list-item>
          <text:p text:style-name="P20">Who has captained the most matches in IPL history?</text:p>
        </text:list-item>
        <text:list-item>
          <text:p text:style-name="P20">Which cricketer holds the record for the fastest century in Test cricket?</text:p>
        </text:list-item>
        <text:list-item>
          <text:p text:style-name="P20">Which player has the most fifty-plus scores in IPL history?</text:p>
        </text:list-item>
        <text:list-item>
          <text:p text:style-name="P20"><text:soft-page-break/>Which Indian cricketer has the highest individual score in Test cricket?</text:p>
        </text:list-item>
        <text:list-item>
          <text:p text:style-name="P20">Who has the most run-outs in IPL history?</text:p>
        </text:list-item>
        <text:list-item>
          <text:p text:style-name="P20">Who was the first cricketer to take 300 wickets in Test cricket?</text:p>
        </text:list-item>
      </text:list>
      <text:p text:style-name="P5"/>
      <text:p text:style-name="P5"/>
      <text:p text:style-name="P3">SET <text:span text:style-name="T2">6</text:span>:</text:p>
      <text:list text:style-name="L6">
        <text:list-item>
          <text:p text:style-name="P14">What is the term used for a batsman being dismissed without scoring any runs?</text:p>
        </text:list-item>
        <text:list-item>
          <text:p text:style-name="P14">Who has the most four-wicket hauls in IPL history?</text:p>
        </text:list-item>
        <text:list-item>
          <text:p text:style-name="P14">Which country hosted the first-ever cricket Test match?</text:p>
        </text:list-item>
        <text:list-item>
          <text:p text:style-name="P14">Which player has won the Orange Cap the most times in IPL history?</text:p>
        </text:list-item>
        <text:list-item>
          <text:p text:style-name="P21">Who was the first cricketer to score a triple century in Test cricket?</text:p>
        </text:list-item>
        <text:list-item>
          <text:p text:style-name="P14">Who was the first player to score 2000 runs in IPL history?</text:p>
        </text:list-item>
        <text:list-item>
          <text:p text:style-name="P14">What is the term used for the area of the field where the batsman stands and attempts to hit the ball?</text:p>
        </text:list-item>
      </text:list>
      <text:p text:style-name="P3"/>
      <text:p text:style-name="P3"/>
      <text:p text:style-name="P3">SET <text:span text:style-name="T2">7</text:span>:</text:p>
      <text:list text:style-name="L7">
        <text:list-item>
          <text:p text:style-name="P15">Which country has won the ICC Cricket World Cup the most times?</text:p>
        </text:list-item>
        <text:list-item>
          <text:p text:style-name="P16">Who has won the Purple Cap the most times in IPL history? </text:p>
        </text:list-item>
        <text:list-item>
          <text:p text:style-name="P15">Which cricketer holds the record for the fastest century in Test cricket?</text:p>
        </text:list-item>
        <text:list-item>
          <text:p text:style-name="P15">When was the first IPL season held?</text:p>
        </text:list-item>
        <text:list-item>
          <text:p text:style-name="P15">Who was the first cricketer to take 400 wickets in Test cricket?</text:p>
        </text:list-item>
        <text:list-item>
          <text:p text:style-name="P15">Which team is based in Jaipur?</text:p>
        </text:list-item>
        <text:list-item>
          <text:p text:style-name="P15">What is the term used for a cricket delivery that pitches on the seam and deviates sharply into the batsman?</text:p>
        </text:list-item>
      </text:list>
      <text:p text:style-name="P3"><text:soft-page-break/></text:p>
      <text:p text:style-name="P3"/>
      <text:p text:style-name="P3">SET <text:span text:style-name="T2">8</text:span>:</text:p>
      <text:list text:style-name="L8">
        <text:list-item>
          <text:p text:style-name="P17">Which team's anthem is "Whistle Podu"?</text:p>
        </text:list-item>
        <text:list-item>
          <text:p text:style-name="P17">Who is the only cricketer to score a century in each innings of a Test match thrice?</text:p>
        </text:list-item>
        <text:list-item>
          <text:p text:style-name="P17">Who holds the record for the highest individual score in ODI cricket?</text:p>
        </text:list-item>
        <text:list-item>
          <text:p text:style-name="P17">Who is the highest run-scorer in Women's ODI cricket?</text:p>
        </text:list-item>
        <text:list-item>
          <text:p text:style-name="P17">Which player has the best bowling average in IPL history?</text:p>
        </text:list-item>
        <text:list-item>
          <text:p text:style-name="P17">What is the full form of BBL in cricket?</text:p>
        </text:list-item>
        <text:list-item>
          <text:p text:style-name="P17">Who has the most run-outs in IPL history?</text:p>
        </text:list-item>
      </text:list>
      <text:p text:style-name="P3"/>
      <text:p text:style-name="P3"/>
      <text:p text:style-name="P3">SET <text:span text:style-name="T2">9</text:span>:</text:p>
      <text:list text:style-name="L9">
        <text:list-item>
          <text:p text:style-name="P18">In cricket, what is the term used for dismissing three batsmen with three consecutive deliveries by a bowler?</text:p>
        </text:list-item>
        <text:list-item>
          <text:p text:style-name="P18">Who is the only cricketer to score a triple century and take ten wickets in a Test match?</text:p>
        </text:list-item>
        <text:list-item>
          <text:p text:style-name="P18">Who scored the fastest century in IPL history?</text:p>
        </text:list-item>
        <text:list-item>
          <text:p text:style-name="P24">Which player has won the Most Valuable Player (MVP) award the most times in IPL history?</text:p>
        </text:list-item>
        <text:list-item>
          <text:p text:style-name="P18">What is the full form of ICC in cricket?</text:p>
        </text:list-item>
        <text:list-item>
          <text:p text:style-name="P18">Who is the youngest player to debut in IPL?</text:p>
        </text:list-item>
        <text:list-item>
          <text:p text:style-name="P18">Which team's anthem is "Dil Se Dare"?</text:p>
        </text:list-item>
      </text:list>
      <text:p text:style-name="P3"/>
      <text:p text:style-name="P3"/>
      <text:p text:style-name="P3">SET <text:span text:style-name="T2">10</text:span>:</text:p>
      <text:list text:style-name="L10">
        <text:list-item>
          <text:p text:style-name="P19">Who was the first cricketer to score a double century in a One Day International (ODI) match?</text:p>
        </text:list-item>
        <text:list-item>
          <text:p text:style-name="P19">Who is the only player to take two hat-tricks in IPL?</text:p>
        </text:list-item>
        <text:list-item>
          <text:p text:style-name="P19">Who holds the record for the fastest fifty in T20I cricket?</text:p>
        </text:list-item>
        <text:list-item>
          <text:p text:style-name="P19">Which IPL team is known as "The Lions"?</text:p>
        </text:list-item>
        <text:list-item>
          <text:p text:style-name="P19"><text:soft-page-break/>Who has the best batting average in IPL history?</text:p>
        </text:list-item>
        <text:list-item>
          <text:p text:style-name="P19">Which player has bowled the most wides in IPL history?</text:p>
        </text:list-item>
        <text:list-item>
          <text:p text:style-name="P19">Who was the first cricketer to take 500 wickets in Test cricket?</text:p>
        </text:list-item>
      </text:list>
      <text:p text:style-name="P3"/>
      <text:p text:style-name="P3"/>
      <text:p text:style-name="P6">SET 11:</text:p>
      <text:list text:style-name="L11">
        <text:list-item>
          <text:p text:style-name="P22"><text:s/></text:p>
        </text:list-item>
        <text:list-item>
          <text:p text:style-name="P22"><text:s/></text:p>
        </text:list-item>
        <text:list-item>
          <text:p text:style-name="P22"><text:s/></text:p>
        </text:list-item>
        <text:list-item>
          <text:p text:style-name="P22"><text:s/></text:p>
        </text:list-item>
        <text:list-item>
          <text:p text:style-name="P22"><text:s/></text:p>
        </text:list-item>
        <text:list-item>
          <text:p text:style-name="P22"><text:s/></text:p>
        </text:list-item>
        <text:list-item>
          <text:p text:style-name="P22"><text:s/></text:p>
        </text:list-item>
      </text:list>
      <text:p text:style-name="P6"/>
      <text:p text:style-name="P6"/>
      <text:p text:style-name="P6">SET 1<text:span text:style-name="T5">2</text:span>:</text:p>
      <text:list text:style-name="L12">
        <text:list-item>
          <text:p text:style-name="P23"><text:s/></text:p>
        </text:list-item>
        <text:list-item>
          <text:p text:style-name="P23"><text:s/></text:p>
        </text:list-item>
        <text:list-item>
          <text:p text:style-name="P23"><text:s text:c="2"/></text:p>
        </text:list-item>
        <text:list-item>
          <text:p text:style-name="P23"><text:s/></text:p>
        </text:list-item>
        <text:list-item>
          <text:p text:style-name="P23"><text:s/></text:p>
        </text:list-item>
        <text:list-item>
          <text:p text:style-name="P23"><text:s/></text:p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3:42:31.598338677</meta:creation-date>
    <dc:date>2024-04-10T19:44:14.397891260</dc:date>
    <meta:editing-duration>PT12M3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5" meta:paragraph-count="98" meta:word-count="895" meta:character-count="4481" meta:non-whitespace-character-count="3738"/>
  </office:meta>
</office:document-meta>
</file>